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5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754cm" fo:min-width="9.918cm" fo:padding-top="0.4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78cm" fo:min-width="5.784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88cm" fo:min-width="5.784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86cm" fo:min-width="19.126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86cm" fo:min-width="1.893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86cm" fo:min-width="2.003cm" fo:padding-top="0.127cm" fo:padding-bottom="0.127cm" fo:padding-left="0.199cm" fo:padding-right="0.199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13cm" fo:min-width="7.721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2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ffffff"/>
      <style:paragraph-properties fo:margin-top="0cm" fo:margin-bottom="0cm" fo:line-height="100%" fo:text-align="center"/>
      <style:text-properties fo:font-size="12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margin-top="0cm" fo:margin-bottom="0cm" fo:line-height="100%" fo:text-align="start"/>
      <style:text-properties fo:font-size="12pt"/>
    </style:style>
    <style:style style:name="T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13">
          <draw:line draw:name="Straight Connector 274" draw:style-name="gr1" draw:text-style-name="P1" draw:layer="layout" svg:x1="9.959cm" svg:y1="3.383cm" svg:x2="9.962cm" svg:y2="5.264cm">
            <text:p/>
          </draw:line>
          <draw:g draw:name="Group 9">
            <draw:line draw:name="Straight Connector 273" draw:style-name="gr2" draw:text-style-name="P1" draw:layer="layout" svg:x1="9.962cm" svg:y1="6.903cm" svg:x2="9.967cm" svg:y2="10.213cm">
              <text:p/>
            </draw:line>
            <draw:line draw:name="Straight Connector 275" draw:style-name="gr2" draw:text-style-name="P1" draw:layer="layout" svg:x1="1.364cm" svg:y1="8.976cm" svg:x2="1.367cm" svg:y2="10.22cm">
              <text:p/>
            </draw:line>
            <draw:line draw:name="Straight Connector 276" draw:style-name="gr2" draw:text-style-name="P1" draw:layer="layout" svg:x1="4.381cm" svg:y1="8.973cm" svg:x2="4.384cm" svg:y2="10.217cm">
              <text:p/>
            </draw:line>
            <draw:line draw:name="Straight Connector 277" draw:style-name="gr2" draw:text-style-name="P1" draw:layer="layout" svg:x1="18.59cm" svg:y1="8.961cm" svg:x2="18.591cm" svg:y2="10.205cm">
              <text:p/>
            </draw:line>
            <draw:line draw:name="Straight Connector 283" draw:style-name="gr3" draw:text-style-name="P1" draw:layer="layout" svg:x1="16.446cm" svg:y1="8.248cm" svg:x2="10.995cm" svg:y2="8.253cm">
              <text:p/>
            </draw:line>
            <draw:g draw:name="Group 263">
              <draw:g draw:name="Group 264">
                <draw:custom-shape draw:name="Text Box 2" draw:style-name="gr4" draw:text-style-name="P3" draw:layer="layout" svg:width="10.425cm" svg:height="3.28cm" draw:transform="rotate (0.000872664625997165) translate (4.743cm 0.109cm)">
                  <text:p text:style-name="P2"><text:span text:style-name="T1">EDTT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" draw:style-name="gr5" draw:text-style-name="P3" draw:layer="layout" svg:width="6.291cm" svg:height="1.031cm" draw:transform="rotate (0.000872664625997165) translate (6.808cm 2.356cm)">
                  <text:p text:style-name="P2"><text:span text:style-name="T1">bsim transport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Text Box 2" draw:style-name="gr6" draw:text-style-name="P3" draw:layer="layout" svg:width="6.291cm" svg:height="1.641cm" draw:transform="rotate (0.000872664625997165) translate (6.812cm 5.266cm)">
                <text:p text:style-name="P2"><text:span text:style-name="T1">EDTT bridg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7" draw:text-style-name="P3" draw:layer="layout" svg:width="19.633cm" svg:height="1.639cm" draw:transform="rotate (0.000872664625997165) translate (0.148cm 10.221cm)">
                <text:p text:style-name="P2"><text:span text:style-name="T1">bsim 2G4 Physical laye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8" draw:text-style-name="P3" draw:layer="layout" svg:width="2.4cm" svg:height="1.639cm" draw:transform="rotate (0.000872664625997165) translate (0.146cm 7.337cm)">
                <text:p text:style-name="P2"><text:span text:style-name="T1">DUT 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8" draw:text-style-name="P3" draw:layer="layout" svg:width="2.4cm" svg:height="1.639cm" draw:transform="rotate (0.000872664625997165) translate (3.215cm 7.334cm)">
                <text:p text:style-name="P2"><text:span text:style-name="T1">DUT 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9" draw:text-style-name="P3" draw:layer="layout" svg:width="2.4cm" svg:height="1.639cm" draw:transform="rotate (0.000872664625997165) translate (17.399cm 7.321cm)">
                <text:p text:style-name="P2"><text:span text:style-name="T1">DUT 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1">
              <draw:line draw:name="Straight Connector 279" draw:style-name="gr1" draw:text-style-name="P1" draw:layer="layout" svg:x1="4.368cm" svg:y1="6.137cm" svg:x2="4.371cm" svg:y2="7.333cm">
                <text:p/>
              </draw:line>
              <draw:line draw:name="Straight Connector 278" draw:style-name="gr1" draw:text-style-name="P1" draw:layer="layout" svg:x1="1.344cm" svg:y1="6.139cm" svg:x2="1.347cm" svg:y2="7.333cm">
                <text:p/>
              </draw:line>
              <draw:line draw:name="Straight Connector 281" draw:style-name="gr1" draw:text-style-name="P1" draw:layer="layout" svg:x1="6.791cm" svg:y1="6.087cm" svg:x2="1.307cm" svg:y2="6.094cm">
                <text:p/>
              </draw:line>
              <draw:line draw:name="Straight Connector 5" draw:style-name="gr10" draw:text-style-name="P1" draw:layer="layout" svg:x1="1.307cm" svg:y1="6.039cm" svg:x2="1.309cm" svg:y2="6.14cm">
                <text:p/>
              </draw:line>
            </draw:g>
            <draw:g draw:name="Group 8">
              <draw:line draw:name="Straight Connector 280" draw:style-name="gr1" draw:text-style-name="P1" draw:layer="layout" svg:x1="18.595cm" svg:y1="6.108cm" svg:x2="18.596cm" svg:y2="7.313cm">
                <text:p/>
              </draw:line>
              <draw:line draw:name="Straight Connector 282" draw:style-name="gr1" draw:text-style-name="P1" draw:layer="layout" svg:x1="18.64cm" svg:y1="6.069cm" svg:x2="13.11cm" svg:y2="6.076cm">
                <text:p/>
              </draw:line>
              <draw:line draw:name="Straight Connector 7" draw:style-name="gr10" draw:text-style-name="P1" draw:layer="layout" svg:x1="18.628cm" svg:y1="6.024cm" svg:x2="18.628cm" svg:y2="6.109cm">
                <text:p/>
              </draw:line>
            </draw:g>
            <draw:custom-shape draw:name="Text Box 2" draw:style-name="gr11" draw:text-style-name="P5" draw:layer="layout" svg:width="8.228cm" svg:height="0.766cm" draw:transform="rotate (0.000872664625997165) translate (10.357cm 3.94cm)">
              <text:p text:style-name="P4"><text:span text:style-name="T2">Named pipes – two way communic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5" draw:display-name="Dashed (var) 5" draw:style="rect" draw:dots1="1" draw:dots1-length="0.071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07T13:42:45.562000000</meta:creation-date>
    <dc:date>2022-12-07T13:43:35.167000000</dc:date>
    <meta:editing-duration>PT49S</meta:editing-duration>
    <meta:editing-cycles>1</meta:editing-cycles>
    <meta:document-statistic meta:object-count="27"/>
    <meta:generator>LibreOffice/6.2.5.2$Windows_X86_64 LibreOffice_project/1ec314fa52f458adc18c4f025c545a4e8b22c159</meta:generator>
  </office:meta>
</office:document-meta>
</file>